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3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0" style:family="paragraph" style:parent-style-name="Footer">
      <style:text-properties fo:font-size="8pt" fo:font-weight="bold" officeooo:rsid="002e8cfa" officeooo:paragraph-rsid="002e8cfa" style:font-size-asian="7pt" style:font-weight-asian="bold" style:font-size-complex="8pt" style:font-weight-complex="bold"/>
    </style:style>
    <style:style style:name="P41" style:family="paragraph" style:parent-style-name="Footer">
      <style:text-properties fo:font-size="8pt" style:font-size-asian="8pt" style:font-size-complex="8pt"/>
    </style:style>
    <style:style style:name="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44" style:family="paragraph" style:parent-style-name="Footer">
      <style:text-properties fo:font-style="italic" style:font-style-asian="italic"/>
    </style:style>
    <style:style style:name="P45" style:family="paragraph" style:parent-style-name="Footer">
      <style:text-properties style:font-name="Arial" fo:font-size="7pt" style:font-size-asian="7pt" style:font-name-complex="Arial" style:font-size-complex="7pt"/>
    </style:style>
    <style:style style:name="P46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1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23c3b9"/>
    </style:style>
    <style:style style:name="T13" style:family="text">
      <style:text-properties style:font-name="Colibri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2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52"><text:placeholder text:placeholder-type="text">&lt;line.name or ''&gt;</text:placeholder></text:p>
          </table:table-cell>
          <table:table-cell table:style-name="Tabella4.A3" office:value-type="string">
            <text:p text:style-name="P49"><text:placeholder text:placeholder-type="text">&lt;line.uos_id and line.uos_id.name or ''&gt;</text:placeholder></text:p>
          </table:table-cell>
          <table:table-cell table:style-name="Tabella4.A3" office:value-type="string">
            <text:p text:style-name="P54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51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3"><text:placeholder text:placeholder-type="text">&lt;if test="line.discount != 0.00"&gt;</text:placeholder></text:span><text:placeholder text:placeholder-type="text">&lt;formatLang(line.discount)&gt;</text:placeholder><text:span text:style-name="T13"><text:placeholder text:placeholder-type="text">&lt;/if&gt;</text:placeholder></text:span></text:p>
          </table:table-cell>
          <table:table-cell table:style-name="Tabella4.A3" office:value-type="string">
            <text:p text:style-name="P51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50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4.745cm" style:rel-column-width="16365*"/>
    </style:style>
    <style:style style:name="TabellaPie.B" style:family="table-column">
      <style:table-column-properties style:column-width="0.256cm" style:rel-column-width="882*"/>
    </style:style>
    <style:style style:name="TabellaPie.C" style:family="table-column">
      <style:table-column-properties style:column-width="4.489cm" style:rel-column-width="15483*"/>
    </style:style>
    <style:style style:name="TabellaPie.D" style:family="table-column">
      <style:table-column-properties style:column-width="0.51cm" style:rel-column-width="1758*"/>
    </style:style>
    <style:style style:name="TabellaPie.E" style:family="table-column">
      <style:table-column-properties style:column-width="3cm" style:rel-column-width="10348*"/>
    </style:style>
    <style:style style:name="TabellaPie.F" style:family="table-column">
      <style:table-column-properties style:column-width="1.236cm" style:rel-column-width="4264*"/>
    </style:style>
    <style:style style:name="TabellaPie.G" style:family="table-column">
      <style:table-column-properties style:column-width="1.764cm" style:rel-column-width="6083*"/>
    </style:style>
    <style:style style:name="TabellaPie.H" style:family="table-column">
      <style:table-column-properties style:column-width="3.002cm" style:rel-column-width="10352*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TabellaPie.2" style:family="table-row">
      <style:table-row-properties style:min-row-height="0.122cm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Footer">
      <style:text-properties fo:font-size="8pt" fo:font-weight="bold" officeooo:rsid="002e8cfa" officeooo:paragraph-rsid="002e8cfa" style:font-size-asian="7pt" style:font-weight-asian="bold" style:font-size-complex="8pt" style:font-weight-complex="bold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1" style:family="paragraph" style:parent-style-name="Footer">
      <style:text-properties fo:font-size="8pt" style:font-size-asian="8pt" style:font-size-complex="8pt"/>
    </style:style>
    <style:style style:name="MP42" style:family="paragraph" style:parent-style-name="Footer">
      <style:text-properties fo:font-style="italic" style:font-style-asian="italic"/>
    </style:style>
    <style:style style:name="MP4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221f1f" fo:letter-spacing="-0.007cm" fo:font-style="italic" style:font-style-asian="italic" style:font-name-complex="Lucida Sans" style:font-style-complex="italic"/>
    </style:style>
    <style:style style:name="M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8" style:family="text">
      <style:text-properties fo:background-color="transparent" loext:char-shading-value="0"/>
    </style:style>
    <style:style style:name="MT9" style:family="text">
      <style:text-properties fo:font-size="8pt" style:font-size-asian="8pt" style:font-size-complex="8pt"/>
    </style:style>
    <style:style style:name="MT10" style:family="text">
      <style:text-properties fo:font-style="italic" style:font-style-asian="italic"/>
    </style:style>
    <style:style style:name="MT11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placeholder text:placeholder-type="text">&lt;o.partner_id.vat or ''&gt;</text:placeholder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BANCA APPOGGIO</text:p>
              <text:p text:style-name="MP25"><text:span text:style-name="MT3"><text:placeholder text:placeholder-type="text">&lt;if test="o.partner_bank_id"&gt;</text:placeholder></text:span><text:span text:style-name="MT4"><text:placeholder text:placeholder-type="text">&lt;o.partner_bank_id.bank.name&gt;</text:placeholder></text:span><text:span text:style-name="MT5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6"><text:text-input text:description="&lt;formatLang(move_line.date_maturity,date='true')&gt;">$4400</text:text-input></text:span><text:span text:style-name="MT6"> - </text:span><text:span text:style-name="MT7"><text:placeholder text:placeholder-type="text">&lt;o.currency_id.symbol or ''&gt;</text:placeholder></text:span><text:span text:style-name="MT7"> </text:span><text:span text:style-name="MT6"><text:text-input text:description="&lt;formatLang(move_line.debit)&gt;">$4400</text:text-input></text:span></text:p>
              <text:p text:style-name="MP30"><text:span text:style-name="MT6"><text:text-input text:description="&lt;/if&gt;">end if</text:text-input></text:span><text:span text:style-name="MT6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H"/>
          <table:table-row>
            <table:table-cell table:style-name="TabellaPie.A1" table:number-rows-spanned="3" table:number-columns-spanned="4" office:value-type="string">
              <text:p text:style-name="MP33">ANNOTAZIONI</text:p>
              <text:p text:style-name="MP34"/>
            </table:table-cell>
            <table:covered-table-cell/>
            <table:covered-table-cell/>
            <table:covered-table-cell/>
            <table:table-cell table:style-name="TabellaPie.A1" office:value-type="string">
              <text:p text:style-name="MP35">IMPONIBILE</text:p>
            </table:table-cell>
            <table:table-cell table:style-name="TabellaPie.A1" table:number-columns-spanned="2" office:value-type="string">
              <text:p text:style-name="MP35">IVA</text:p>
            </table:table-cell>
            <table:covered-table-cell/>
            <table:table-cell table:style-name="TabellaPie.A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table-cell table:style-name="TabellaPie.A1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table-cell table:style-name="TabellaPie.A1" table:number-rows-spanned="2" office:value-type="string">
              <text:p text:style-name="MP38"><text:span text:style-name="MT8"><text:placeholder text:placeholder-type="text">&lt;o.currency_id.symbol or ''&gt;</text:placeholder></text:span><text:span text:style-name="MT8"> </text:span><text:placeholder text:placeholder-type="text">&lt;italian_number(line.base) or ''&gt;</text:placeholder></text:p>
            </table:table-cell>
            <table:table-cell table:style-name="TabellaPie.A1" table:number-rows-spanned="2" table:number-columns-spanned="2" office:value-type="string">
              <text:p text:style-name="MP39"><text:placeholder text:placeholder-type="text">&lt;line.name.replace('(debito)','').replace('(credito)','') or ''&gt;</text:placeholder></text:p>
            </table:table-cell>
            <table:covered-table-cell/>
            <table:table-cell table:style-name="TabellaPie.A1" table:number-rows-spanned="2" office:value-type="string">
              <text:p text:style-name="MP40"><text:span text:style-name="MT8"><text:placeholder text:placeholder-type="text">&lt;o.currency_id.symbol or ''&gt;</text:placeholder></text:span><text:span text:style-name="MT8"> </text:span><text:placeholder text:placeholder-type="text">&lt;italian_number(line.amount) or ''&gt;</text:placeholder></text:p>
            </table:table-cell>
          </table:table-row>
          <table:table-row>
            <table:table-cell table:style-name="TabellaPie.A1" table:number-rows-spanned="2" table:number-columns-spanned="2" office:value-type="string">
              <text:p text:style-name="MP41"/>
            </table:table-cell>
            <table:covered-table-cell/>
            <table:table-cell table:style-name="TabellaPie.A1" table:number-rows-spanned="2" table:number-columns-spanned="2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Pie.A1" table:number-columns-spanned="4" office:value-type="string">
              <text:p text:style-name="MP43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A1" office:value-type="string">
              <text:p text:style-name="MP41"/>
            </table:table-cell>
            <table:table-cell table:style-name="TabellaPie.A1" table:number-columns-spanned="2" office:value-type="string">
              <text:p text:style-name="MP42"/>
            </table:table-cell>
            <table:covered-table-cell/>
            <table:table-cell table:style-name="TabellaPie.A1" table:number-columns-spanned="3" office:value-type="string">
              <text:p text:style-name="MP44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1"/>
            </table:table-cell>
            <table:table-cell table:style-name="TabellaPie.A1" table:number-columns-spanned="2" office:value-type="string">
              <text:p text:style-name="MP42"/>
            </table:table-cell>
            <table:covered-table-cell/>
            <table:table-cell table:style-name="TabellaPie.A1" table:number-columns-spanned="3" office:value-type="string">
              <text:p text:style-name="MP44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1"/>
            </table:table-cell>
            <table:table-cell table:style-name="TabellaPie.A1" table:number-columns-spanned="2" office:value-type="string">
              <text:p text:style-name="MP42"/>
            </table:table-cell>
            <table:covered-table-cell/>
            <table:table-cell table:style-name="TabellaPie.A1" table:number-columns-spanned="3" office:value-type="string">
              <text:p text:style-name="MP44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1"/>
            </table:table-cell>
            <table:table-cell table:style-name="TabellaPie.A1" table:number-columns-spanned="2" office:value-type="string">
              <text:p text:style-name="MP42"/>
            </table:table-cell>
            <table:covered-table-cell/>
            <table:table-cell table:style-name="TabellaPie.A1" table:number-columns-spanned="3" office:value-type="string">
              <text:p text:style-name="MP44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1">Iscrizione Registro Imprese di Perugia Nr PG – 290910</text:p>
              <text:p text:style-name="Footer"><text:span text:style-name="Car._20_predefinito_20_paragrafo"><text:span text:style-name="MT9">Cap. Sociale € 40.000,00</text:span></text:span></text:p>
            </table:table-cell>
            <table:table-cell table:style-name="TabellaPie.A1" table:number-columns-spanned="2" office:value-type="string">
              <text:p text:style-name="MP42">Tel +390757750400</text:p>
              <text:p text:style-name="Footer"><text:span text:style-name="Car._20_predefinito_20_paragrafo"><text:span text:style-name="MT10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0">www.sinfocom.it</text:span></text:span></text:a></text:p>
              <text:p text:style-name="Footer"><text:span text:style-name="Car._20_predefinito_20_paragrafo"><text:span text:style-name="MT10">Email info@sinfocom.it</text:span></text:span></text:p>
            </table:table-cell>
            <table:covered-table-cell/>
            <table:table-cell table:style-name="TabellaPie.A1" table:number-columns-spanned="3" office:value-type="string">
              <text:p text:style-name="MP44">Banca</text:p>
              <text:p text:style-name="MP44">Banca Popolare di Spoleto</text:p>
              <text:p text:style-name="MP44">Ag. Ponte San Giovanni</text:p>
              <text:p text:style-name="MP44">ABI CAB 05704 03001</text:p>
              <text:p text:style-name="MP44">C/C 000000133000</text:p>
              <text:p text:style-name="MP44">IBAN IT81D0570403001000000133000</text:p>
              <text:p text:style-name="Footer"><text:span text:style-name="Car._20_predefinito_20_paragrafo"><text:span text:style-name="MT11">BIC / SWIFT BPSIT3SXXX</text:span></text:span></text:p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22:09:28.320000000</dc:date>
    <meta:print-date>2015-11-01T17:36:21.213000000</meta:print-date>
    <meta:editing-cycles>12</meta:editing-cycles>
    <meta:editing-duration>PT3H33M24S</meta:editing-duration>
    <meta:document-statistic meta:table-count="5" meta:image-count="1" meta:object-count="0" meta:page-count="2" meta:paragraph-count="75" meta:word-count="241" meta:character-count="2168" meta:non-whitespace-character-count="1959"/>
    <meta:template xlink:type="simple" xlink:actuate="onRequest" xlink:title="" xlink:href="../Carta%20Intestata%20Sinfocom%20Versione%202.odt/Normal"/>
  </office:meta>
</office:document-meta>
</file>